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weight="bold" officeooo:rsid="001dc128" officeooo:paragraph-rsid="001dc128" style:font-weight-asian="bold" style:font-weight-complex="bold"/>
    </style:style>
    <style:style style:name="P2" style:family="paragraph" style:parent-style-name="Hanging_20_indent">
      <style:text-properties fo:font-weight="bold" officeooo:rsid="0021c6f1" officeooo:paragraph-rsid="0021c6f1" style:font-weight-asian="bold" style:font-weight-complex="bold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text-properties fo:font-size="10pt" officeooo:rsid="00181ab0" officeooo:paragraph-rsid="00181ab0" style:font-size-asian="8.75pt" style:font-size-complex="10pt"/>
    </style:style>
    <style:style style:name="P5" style:family="paragraph" style:parent-style-name="Hanging_20_indent">
      <style:text-properties fo:font-size="10pt" officeooo:rsid="00181ab0" officeooo:paragraph-rsid="00181ab0" style:font-size-asian="10pt" style:font-size-complex="10pt"/>
    </style:style>
    <style:style style:name="P6" style:family="paragraph" style:parent-style-name="Hanging_20_indent">
      <style:text-properties officeooo:rsid="001a1444" officeooo:paragraph-rsid="001a1444"/>
    </style:style>
    <style:style style:name="P7" style:family="paragraph" style:parent-style-name="Hanging_20_indent">
      <style:text-properties fo:font-weight="normal" officeooo:rsid="0021c6f1" officeooo:paragraph-rsid="0021c6f1" style:font-weight-asian="normal" style:font-weight-complex="normal"/>
    </style:style>
    <style:style style:name="P8" style:family="paragraph" style:parent-style-name="Hanging_20_indent">
      <style:text-properties officeooo:rsid="001a807a" officeooo:paragraph-rsid="001a807a"/>
    </style:style>
    <style:style style:name="P9" style:family="paragraph" style:parent-style-name="Hanging_20_indent">
      <style:text-properties officeooo:rsid="001c4036" officeooo:paragraph-rsid="001c4036"/>
    </style:style>
    <style:style style:name="P10" style:family="paragraph" style:parent-style-name="Hanging_20_indent">
      <style:text-properties officeooo:rsid="001dc128" officeooo:paragraph-rsid="001dc128"/>
    </style:style>
    <style:style style:name="P11" style:family="paragraph" style:parent-style-name="Hanging_20_indent">
      <style:text-properties officeooo:paragraph-rsid="001dc128"/>
    </style:style>
    <style:style style:name="P12" style:family="paragraph" style:parent-style-name="Hanging_20_indent">
      <style:text-properties officeooo:rsid="001ff9df" officeooo:paragraph-rsid="001ff9df"/>
    </style:style>
    <style:style style:name="P13" style:family="paragraph" style:parent-style-name="Hanging_20_indent">
      <style:text-properties officeooo:paragraph-rsid="001ff9df"/>
    </style:style>
    <style:style style:name="P14" style:family="paragraph" style:parent-style-name="Hanging_20_indent">
      <style:text-properties officeooo:rsid="0021c6f1" officeooo:paragraph-rsid="0021c6f1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81ab0" officeooo:paragraph-rsid="00181ab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81ab0" officeooo:paragraph-rsid="00181a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81ab0" officeooo:paragraph-rsid="001c403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81ab0" officeooo:paragraph-rsid="001dc12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81ab0" officeooo:paragraph-rsid="0021c6f1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81ab0" officeooo:paragraph-rsid="00181ab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181ab0" officeooo:paragraph-rsid="00181ab0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style:font-name="Liberation Sans" fo:font-size="10pt" fo:font-weight="bold" officeooo:rsid="00181ab0" officeooo:paragraph-rsid="00181ab0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a1444" officeooo:paragraph-rsid="001a1444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a1444" officeooo:paragraph-rsid="001a1444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a807a" officeooo:paragraph-rsid="001a807a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a807a" officeooo:paragraph-rsid="001a807a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c4036" officeooo:paragraph-rsid="001c4036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c4036" officeooo:paragraph-rsid="001c4036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dc128" officeooo:paragraph-rsid="001dc128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dc128" officeooo:paragraph-rsid="001dc128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f0be0" officeooo:paragraph-rsid="001f0be0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ff9df" officeooo:paragraph-rsid="001ff9df" style:font-size-asian="8.75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ff9df" officeooo:paragraph-rsid="001ff9df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21c6f1" officeooo:paragraph-rsid="0021c6f1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21c6f1" officeooo:paragraph-rsid="0021c6f1" style:font-size-asian="8.75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1pt" style:text-underline-style="wave" style:text-underline-width="auto" style:text-underline-color="font-color" fo:font-weight="bold" officeooo:rsid="0022bfb2" officeooo:paragraph-rsid="0022bfb2" style:font-size-asian="11pt" style:font-weight-asian="bold" style:font-size-complex="11pt" style:font-weight-complex="bold"/>
    </style:style>
    <style:style style:name="P37" style:family="paragraph" style:parent-style-name="Standard">
      <style:paragraph-properties fo:line-height="115%" fo:text-align="center" style:justify-single-word="false"/>
      <style:text-properties officeooo:paragraph-rsid="00181ab0"/>
    </style:style>
    <style:style style:name="P38" style:family="paragraph" style:parent-style-name="Hanging_20_indent">
      <style:text-properties fo:font-size="10pt" fo:font-weight="normal" officeooo:rsid="00181ab0" officeooo:paragraph-rsid="00181ab0" style:font-size-asian="10pt" style:font-weight-asian="normal" style:font-size-complex="10pt" style:font-weight-complex="normal"/>
    </style:style>
    <style:style style:name="P39" style:family="paragraph" style:parent-style-name="Hanging_20_indent">
      <style:text-properties fo:font-size="10pt" officeooo:paragraph-rsid="00181ab0" style:font-size-asian="10pt" style:font-size-complex="10pt"/>
    </style:style>
    <style:style style:name="P40" style:family="paragraph" style:parent-style-name="Hanging_20_indent">
      <style:text-properties fo:font-size="10pt" officeooo:paragraph-rsid="00181ab0" style:font-size-asian="8.75pt" style:font-size-complex="10pt"/>
    </style:style>
    <style:style style:name="P41" style:family="paragraph" style:parent-style-name="Hanging_20_indent">
      <style:text-properties fo:font-weight="normal" officeooo:rsid="001a1444" officeooo:paragraph-rsid="001a1444" style:font-weight-asian="normal" style:font-weight-complex="normal"/>
    </style:style>
    <style:style style:name="P42" style:family="paragraph" style:parent-style-name="Hanging_20_indent">
      <style:text-properties fo:font-weight="normal" officeooo:rsid="001dc128" officeooo:paragraph-rsid="001dc128" style:font-weight-asian="normal" style:font-weight-complex="normal"/>
    </style:style>
    <style:style style:name="P43" style:family="paragraph" style:parent-style-name="Hanging_20_indent">
      <style:text-properties fo:font-weight="normal" officeooo:rsid="001ff9df" officeooo:paragraph-rsid="001ff9df" style:font-weight-asian="normal" style:font-weight-complex="normal"/>
    </style:style>
    <style:style style:name="P44" style:family="paragraph" style:parent-style-name="Hanging_20_indent">
      <style:text-properties fo:font-weight="normal" officeooo:rsid="0021c6f1" officeooo:paragraph-rsid="0021c6f1" style:font-weight-asian="normal" style:font-weight-complex="normal"/>
    </style:style>
    <style:style style:name="P45" style:family="paragraph" style:parent-style-name="Hanging_20_indent">
      <style:text-properties fo:font-weight="normal" style:font-weight-asian="normal" style:font-weight-complex="normal"/>
    </style:style>
    <style:style style:name="P46" style:family="paragraph" style:parent-style-name="Hanging_20_indent">
      <style:text-properties fo:font-weight="normal" officeooo:rsid="001a807a" officeooo:paragraph-rsid="001a807a" style:font-weight-asian="normal" style:font-weight-complex="normal"/>
    </style:style>
    <style:style style:name="P47" style:family="paragraph" style:parent-style-name="Hanging_20_indent">
      <style:text-properties fo:font-weight="normal" officeooo:rsid="001c4036" officeooo:paragraph-rsid="001c4036" style:font-weight-asian="normal" style:font-weight-complex="normal"/>
    </style:style>
    <style:style style:name="P48" style:family="paragraph" style:parent-style-name="Hanging_20_indent">
      <style:text-properties fo:font-weight="normal" officeooo:paragraph-rsid="001ff9df" style:font-weight-asian="normal" style:font-weight-complex="normal"/>
    </style:style>
    <style:style style:name="P49" style:family="paragraph" style:parent-style-name="Hanging_20_indent">
      <style:text-properties officeooo:rsid="001c4036" officeooo:paragraph-rsid="001c4036"/>
    </style:style>
    <style:style style:name="P50" style:family="paragraph" style:parent-style-name="Hanging_20_indent">
      <style:text-properties officeooo:paragraph-rsid="001c4036"/>
    </style:style>
    <style:style style:name="P5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a1444" officeooo:paragraph-rsid="001a1444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bold" officeooo:rsid="001c4036" officeooo:paragraph-rsid="001c4036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Sans" fo:font-size="10pt" fo:font-weight="normal" officeooo:rsid="0021c6f1" officeooo:paragraph-rsid="0021c6f1" style:font-size-asian="8.75pt" style:font-weight-asian="normal" style:font-size-complex="10pt" style:font-weight-complex="normal"/>
    </style:style>
    <style:style style:name="T1" style:family="text">
      <style:text-properties style:font-name="Liberation Mono" fo:font-size="10pt" fo:font-weight="bold" officeooo:rsid="00181ab0" style:font-size-asian="10pt" style:font-weight-asian="bold" style:font-size-complex="10pt" style:font-weight-complex="bold"/>
    </style:style>
    <style:style style:name="T2" style:family="text">
      <style:text-properties style:font-name="Liberation Mono1" fo:font-size="10pt" fo:font-weight="bold" officeooo:rsid="00181ab0" style:font-size-asian="10pt" style:font-weight-asian="bold" style:font-size-complex="1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c128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c128" style:font-weight-asian="bold" style:font-weight-complex="bold"/>
    </style:style>
    <style:style style:name="T7" style:family="text">
      <style:text-properties fo:font-weight="bold" officeooo:rsid="001ff9df" style:font-weight-asian="bold" style:font-weight-complex="bold"/>
    </style:style>
    <style:style style:name="T8" style:family="text">
      <style:text-properties officeooo:rsid="001a807a"/>
    </style:style>
    <style:style style:name="T9" style:family="text">
      <style:text-properties officeooo:rsid="001c4036"/>
    </style:style>
    <style:style style:name="T10" style:family="text">
      <style:text-properties officeooo:rsid="001dc128"/>
    </style:style>
    <style:style style:name="T11" style:family="text">
      <style:text-properties officeooo:rsid="001ff9df"/>
    </style:style>
    <style:style style:name="T12" style:family="text">
      <style:text-properties officeooo:rsid="00181ab0"/>
    </style:style>
    <style:style style:name="T13" style:family="text">
      <style:text-properties officeooo:rsid="001a1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RONT END – PART 1</text:p>
      <text:p text:style-name="P16">INTRO TO HTML</text:p>
      <text:p text:style-name="P16"/>
      <text:p text:style-name="P20">(HTML Version)</text:p>
      <text:p text:style-name="P21">1. How would the browser know that you are using the HTML5 version?</text:p>
      <text:p text:style-name="P5">a) All browsers know that implicitly.<text:tab/></text:p>
      <text:p text:style-name="P38">b) It is specified using &lt;!DOCTYPE html&gt;</text:p>
      <text:p text:style-name="P5">c) You need to save the file with the .html5 extension.</text:p>
      <text:p text:style-name="P39"><text:span text:style-name="T12">d) You need to save the file with the .htm5 extension.</text:span></text:p>
      <text:p text:style-name="P21"><text:s/></text:p>
      <text:p text:style-name="P37"><text:span text:style-name="T1">(</text:span><text:span text:style-name="T2">Starting Tag of Page</text:span><text:span text:style-name="T1">)</text:span></text:p>
      <text:p text:style-name="P21">2. Which tag tells the browser where the HTML document starts and stops?</text:p>
      <text:p text:style-name="P38">a) &lt;html&gt;<text:tab/><text:tab/><text:tab/><text:tab/><text:tab/><text:tab/>b) &lt;body&gt;</text:p>
      <text:p text:style-name="P38">c) &lt;head&gt;<text:tab/><text:tab/><text:tab/><text:tab/><text:tab/><text:tab/>d) &lt;title&gt;</text:p>
      <text:p text:style-name="P21"/>
      <text:p text:style-name="P22">(Valid Tag)</text:p>
      <text:p text:style-name="P21">3. Which of the following can be a valid tag?</text:p>
      <text:p text:style-name="P4">a) &lt;213tag&gt;<text:tab/><text:tab/><text:tab/><text:tab/><text:tab/><text:tab/><text:span text:style-name="T3">b) &lt;_tag&gt;</text:span></text:p>
      <text:p text:style-name="P40"><text:span text:style-name="T12">c) Both a) and b)<text:tab/><text:tab/><text:tab/><text:tab/><text:tab/>d) None of these</text:span></text:p>
      <text:p text:style-name="P3"/>
      <text:p text:style-name="P22">(HTML Standard)</text:p>
      <text:p text:style-name="P21">4. The latest HTML standard is -</text:p>
      <text:p text:style-name="P6">a) XML<text:tab/><text:tab/><text:tab/><text:tab/><text:tab/><text:tab/>b) SGML</text:p>
      <text:p text:style-name="P6">c) HTML 4.0<text:tab/><text:tab/><text:tab/><text:tab/><text:tab/><text:tab/>d) HTML 5.0</text:p>
      <text:p text:style-name="P6"/>
      <text:p text:style-name="P24">(HTML Extension)</text:p>
      <text:p text:style-name="P23">5. What can be the possible extension for the HTML5 file?</text:p>
      <text:p text:style-name="P45">a) <text:tab/>.htm and .html<text:tab/><text:tab/><text:tab/><text:tab/><text:tab/><text:span text:style-name="T13">b) .hyptertextmarkuplanguage5</text:span></text:p>
      <text:p text:style-name="P41">c) .txt<text:tab/><text:tab/><text:tab/><text:tab/><text:tab/><text:tab/>d) .jpg</text:p>
      <text:p text:style-name="P41"/>
      <text:p text:style-name="P24">(Body Tag)</text:p>
      <text:p text:style-name="P23">6. The BODY tag is usually used after -</text:p>
      <text:p text:style-name="P6">a) HTML tag<text:tab/><text:tab/><text:tab/><text:tab/><text:tab/><text:tab/>b) HEAD tag</text:p>
      <text:p text:style-name="P6">c) TITLE tag<text:tab/><text:tab/><text:tab/><text:tab/><text:tab/><text:tab/>d) EM tag</text:p>
      <text:p text:style-name="P23"/>
      <text:p text:style-name="P24">(HTML Comments)</text:p>
      <text:p text:style-name="P23">7. How do we write comments in HTML5?</text:p>
      <text:p text:style-name="P41">a) &lt;!--.….--&gt;<text:tab/><text:tab/><text:tab/><text:tab/><text:tab/><text:tab/>b) &lt;--.….--!&gt;</text:p>
      <text:p text:style-name="P6">c) &lt;/--…..--&gt;<text:tab/><text:tab/><text:tab/><text:tab/><text:tab/><text:tab/>d) &lt;/--…..--/&gt;</text:p>
      <text:p text:style-name="P24"/>
      <text:p text:style-name="P24">(Title Tag)</text:p>
      <text:p text:style-name="P23">8. The title tag -</text:p>
      <text:p text:style-name="P6">a) defines a title in the browser toolbar<text:tab/><text:tab/></text:p>
      <text:p text:style-name="P6"><text:soft-page-break/>b) provides a title for the page when it is added to favorites</text:p>
      <text:p text:style-name="P6">c) displays a title for the page in search-engine results</text:p>
      <text:p text:style-name="P41">d) all of the above</text:p>
      <text:p text:style-name="P23"/>
      <text:p text:style-name="P24">(Title Tag Position)</text:p>
      <text:p text:style-name="P23">9. Where is the title tag defined?</text:p>
      <text:p text:style-name="P41">a) Immediately inside the html tag<text:tab/><text:tab/><text:tab/>b) Immediately inside the head tag</text:p>
      <text:p text:style-name="P6">c) Immediately inside the body tag<text:tab/><text:tab/><text:tab/>d) None of the above</text:p>
      <text:p text:style-name="P24"/>
      <text:p text:style-name="P24">(P Tag)</text:p>
      <text:p text:style-name="P23">10. Using &lt;p&gt; tag will -</text:p>
      <text:p text:style-name="P41">a) start a new paragraph<text:tab/><text:tab/><text:tab/><text:tab/>b) break the line</text:p>
      <text:p text:style-name="P6">c) end the current paragraph<text:tab/><text:tab/><text:tab/><text:tab/>d) none of the above</text:p>
      <text:p text:style-name="P24"/>
      <text:p text:style-name="P24">(H Tag Case)</text:p>
      <text:p text:style-name="P23">11. Can the element &lt;h1&gt; be replaced with &lt;H1&gt;?</text:p>
      <text:p text:style-name="P41">a) No, they represent different elements altogether<text:tab/>b) Yes, both are same</text:p>
      <text:p text:style-name="P6">c) First is correct only<text:tab/><text:tab/><text:tab/><text:tab/><text:tab/>d) Second is correct only</text:p>
      <text:p text:style-name="P24"/>
      <text:p text:style-name="P24">(Largest Heading)</text:p>
      <text:p text:style-name="P23">12. Correct HTML tag for the largest heading -</text:p>
      <text:p text:style-name="P6">a) &lt;h2&gt;<text:tab/><text:tab/><text:tab/><text:tab/><text:tab/><text:tab/>b) &lt;h6&gt;</text:p>
      <text:p text:style-name="P41">c) &lt;h1&gt;<text:tab/><text:tab/><text:tab/><text:tab/><text:tab/><text:tab/>d) &lt;h4&gt;</text:p>
      <text:p text:style-name="P24"/>
      <text:p text:style-name="P24">(Title vs H1)</text:p>
      <text:p text:style-name="P23">13. We can use Title Tag instead of using H1 tag to show Heading.</text:p>
      <text:p text:style-name="P41">a) True<text:tab/><text:tab/><text:tab/><text:tab/><text:tab/><text:tab/>b) False</text:p>
      <text:p text:style-name="P24"/>
      <text:p text:style-name="P24">(BR Tag)</text:p>
      <text:p text:style-name="P23">14. What does the &lt;br&gt; tag add to your webpage?</text:p>
      <text:p text:style-name="P6">a) Long break<text:tab/><text:tab/><text:tab/><text:tab/><text:tab/><text:tab/><text:span text:style-name="T8">b) Paragraph break</text:span></text:p>
      <text:p text:style-name="P46">c) Line break<text:tab/><text:tab/><text:tab/><text:tab/><text:tab/><text:tab/>d) None of the above</text:p>
      <text:p text:style-name="P24"/>
      <text:p text:style-name="P25">(Tag vs Element)</text:p>
      <text:p text:style-name="P26">15. What is the difference between an HTML tag and an HTML element?</text:p>
      <text:p text:style-name="P8">a) Both mean the same thing.</text:p>
      <text:p text:style-name="P46">b) HTML tags are used as a container for HTML elements.</text:p>
      <text:p text:style-name="P8">c) HTML elements are specified keywords unlike HTML tags.</text:p>
      <text:p text:style-name="P8">d) HTML elements are used as a container for HTML tags.</text:p>
      <text:p text:style-name="P25"/>
      <text:p text:style-name="P25">(Bulleted List)</text:p>
      <text:p text:style-name="P26">16. To create a bulleted list, use -</text:p>
      <text:p text:style-name="P8">a) &lt;ol&gt;<text:tab/><text:tab/><text:tab/><text:tab/><text:tab/><text:tab/><text:span text:style-name="T3">b) &lt;ul&gt;</text:span></text:p>
      <text:p text:style-name="P8">c) &lt;li&gt;<text:tab/><text:tab/><text:tab/><text:tab/><text:tab/><text:tab/>d) None of the above</text:p>
      <text:p text:style-name="P25"><text:soft-page-break/></text:p>
      <text:p text:style-name="P25">(Circled List)</text:p>
      <text:p text:style-name="P26">17. To start a list using filled circles, use -</text:p>
      <text:p text:style-name="P8">a) &lt;ul type:"disc"&gt;<text:tab/><text:tab/><text:tab/><text:tab/><text:tab/>b) &lt;ul type="round"&gt;</text:p>
      <text:p text:style-name="P8"><text:span text:style-name="T3">c) &lt;ul type="disc"&gt;</text:span><text:tab/><text:tab/><text:tab/><text:tab/><text:tab/>d) &lt;ul type:"round"&gt;</text:p>
      <text:p text:style-name="P25"/>
      <text:p text:style-name="P25">(OL Tag)</text:p>
      <text:p text:style-name="P26">18. What kind of list will &lt;ol&gt; tags create?</text:p>
      <text:p text:style-name="P8"><text:span text:style-name="T3">a) Numbered list</text:span><text:tab/><text:tab/><text:tab/><text:tab/><text:tab/>b) Bulleted list</text:p>
      <text:p text:style-name="P8">c) Any of the two<text:tab/><text:tab/><text:tab/><text:tab/><text:tab/>d) None of the above</text:p>
      <text:p text:style-name="P27"/>
      <text:p text:style-name="P27">(Display List)</text:p>
      <text:p text:style-name="P28">19. Which tag will display the content of list?</text:p>
      <text:p text:style-name="P9">a) ul<text:tab/><text:tab/><text:tab/><text:tab/><text:tab/><text:tab/><text:tab/><text:span text:style-name="T3">b) li</text:span></text:p>
      <text:p text:style-name="P50"><text:span text:style-name="T9">c) ol<text:tab/><text:tab/><text:tab/><text:tab/><text:tab/><text:tab/><text:tab/>d) dl</text:span></text:p>
      <text:p text:style-name="P25"/>
      <text:p text:style-name="P27">(Set Image Dimension)</text:p>
      <text:p text:style-name="P28">20. Which attribute is/are used to set the dimensions of the image?</text:p>
      <text:p text:style-name="P9">a) size<text:tab/><text:tab/><text:tab/><text:tab/><text:tab/><text:span text:style-name="T3">b) width</text:span><text:tab/><text:tab/><text:tab/><text:tab/><text:tab/>c) length</text:p>
      <text:p text:style-name="P9"><text:span text:style-name="T3">d) height</text:span><text:span text:style-name="T5"><text:tab/></text:span><text:tab/><text:tab/><text:tab/><text:tab/>e) breadth<text:tab/><text:tab/><text:tab/><text:tab/>f) dimension</text:p>
      <text:p text:style-name="P27"/>
      <text:p text:style-name="P27">(Image Path)</text:p>
      <text:p text:style-name="P28">21. Which attribute is used to set the path for an image element?</text:p>
      <text:p text:style-name="P9">a) val<text:tab/><text:tab/><text:tab/><text:tab/><text:tab/><text:tab/>b) source</text:p>
      <text:p text:style-name="P9"><text:span text:style-name="T3">c) src</text:span><text:tab/><text:tab/><text:tab/><text:tab/><text:tab/><text:tab/>d) alt</text:p>
      <text:p text:style-name="P27"/>
      <text:p text:style-name="P27">(Image End)</text:p>
      <text:p text:style-name="P28">22. &lt;img&gt; tag has no closing tag.</text:p>
      <text:p text:style-name="P9"><text:span text:style-name="T3">a) True</text:span><text:tab/><text:tab/><text:tab/><text:tab/><text:tab/><text:tab/>b) False</text:p>
      <text:p text:style-name="P27"/>
      <text:p text:style-name="P27">(Alternate Text For Image)</text:p>
      <text:p text:style-name="P28">23. If the image cannot be displayed then ___ attribute specifies an alternate text for an image.</text:p>
      <text:p text:style-name="P9">a) text<text:tab/><text:tab/><text:tab/><text:tab/><text:tab/><text:tab/><text:span text:style-name="T3">b) alt</text:span></text:p>
      <text:p text:style-name="P9">c) value<text:tab/><text:tab/><text:tab/><text:tab/><text:tab/><text:tab/>d) caption</text:p>
      <text:p text:style-name="P27"/>
      <text:p text:style-name="P27">(Image File Path)</text:p>
      <text:p text:style-name="P28">24. Choose the correct option</text:p>
      <text:p text:style-name="P9">a) Address specified in src of &lt;img&gt; tag must be absolute.</text:p>
      <text:p text:style-name="P9">b) Address specified in src of &lt;img&gt; tag must be relative.</text:p>
      <text:p text:style-name="P47">c) Address specified in src of &lt;img&gt; tag can be absolute or relative.</text:p>
      <text:p text:style-name="P9">d) Address specified in src of &lt;img&gt; tag must be a real-time running website URL.</text:p>
      <text:p text:style-name="P27"/>
      <text:p text:style-name="P27">(Hypermedia Tag)</text:p>
      <text:p text:style-name="P29">25. The tag used for creating hypertext and hypermedia links is -</text:p>
      <text:p text:style-name="P10">a) &lt;hr&gt;<text:tab/><text:tab/><text:tab/><text:tab/><text:tab/><text:tab/>b) &lt;br&gt;</text:p>
      <text:p text:style-name="P10"><text:soft-page-break/>c) &lt;pre&gt;<text:tab/><text:tab/><text:tab/><text:tab/><text:tab/><text:tab/><text:span text:style-name="T3">d) &lt;a&gt;</text:span></text:p>
      <text:p text:style-name="P27"/>
      <text:p text:style-name="P30">(Specify Link)</text:p>
      <text:p text:style-name="P29">26. URL for link is specified using ___ attribute.</text:p>
      <text:p text:style-name="P10">a) src<text:tab/><text:tab/><text:tab/><text:tab/><text:tab/><text:tab/><text:span text:style-name="T3">b) href</text:span></text:p>
      <text:p text:style-name="P10">c) link<text:tab/><text:tab/><text:tab/><text:tab/><text:tab/><text:tab/>d) rel</text:p>
      <text:p text:style-name="P30"/>
      <text:p text:style-name="P30">(A Tag Opens in)</text:p>
      <text:p text:style-name="P29">27. A linked page using anchor tag is normally displayed in -</text:p>
      <text:p text:style-name="P10">a) New window<text:tab/><text:tab/><text:tab/><text:tab/><text:tab/>b) Current window</text:p>
      <text:p text:style-name="P10">c) New tab<text:tab/><text:tab/><text:tab/><text:tab/><text:tab/><text:tab/><text:span text:style-name="T3">d) Same tab</text:span></text:p>
      <text:p text:style-name="P30"/>
      <text:p text:style-name="P30">(Where to Open Link)</text:p>
      <text:p text:style-name="P29">28. Which attribute is used to specify where to open the linked document?</text:p>
      <text:p text:style-name="P10"><text:span text:style-name="T3">a) target</text:span><text:tab/><text:tab/><text:tab/><text:tab/><text:tab/><text:tab/>b) coords</text:p>
      <text:p text:style-name="P10">c) rel<text:tab/><text:tab/><text:tab/><text:tab/><text:tab/><text:tab/><text:tab/>d) pos</text:p>
      <text:p text:style-name="P30"/>
      <text:p text:style-name="P30">(Active Link Color)</text:p>
      <text:p text:style-name="P29">29. Default color of active link in browser is -</text:p>
      <text:p text:style-name="P1"><text:span text:style-name="T3">a) red<text:tab/><text:tab/><text:tab/><text:tab/><text:tab/><text:tab/>b) blue</text:span></text:p>
      <text:p text:style-name="P42">c) green<text:tab/><text:tab/><text:tab/><text:tab/><text:tab/><text:tab/>d) brown</text:p>
      <text:p text:style-name="P30"/>
      <text:p text:style-name="P30">(Relative URLs)</text:p>
      <text:p text:style-name="P29">30. Relative URLs are used to -</text:p>
      <text:p text:style-name="P1"><text:span text:style-name="T3">a) link other pages within the same site<text:tab/><text:tab/><text:tab/>b) link the same page with other sites</text:span></text:p>
      <text:p text:style-name="P42">c) link other pages with other sites<text:tab/><text:tab/><text:tab/>d) does not link</text:p>
      <text:p text:style-name="P30"/>
      <text:p text:style-name="P30">(Internal Links)</text:p>
      <text:p text:style-name="P29">31. For defining internal links in a page we use -</text:p>
      <text:p text:style-name="P1"><text:span text:style-name="T3">a) id<text:tab/></text:span><text:tab/><text:tab/><text:tab/><text:tab/><text:tab/><text:tab/><text:span text:style-name="T3">b) target</text:span></text:p>
      <text:p text:style-name="P42">c) src</text:p>
      <text:p text:style-name="P30"/>
      <text:p text:style-name="P30">(Find File Path)</text:p>
      <text:p text:style-name="P29">32. A home.html file is present in a folder named “pages”. The “pages” folder is present in the same folder as the index.html file. You wish to add a link in the index file that links to home.html. How will you do it?</text:p>
      <text:p text:style-name="P10">a) &lt;a href= “home.html”&gt; Link &lt;/a&gt;<text:tab/><text:tab/><text:tab/>b) &lt;a href= “../pages/home.html”&gt; Link &lt;/a&gt;</text:p>
      <text:p text:style-name="P10">c) &lt;a href= “home.html”&gt; Link &lt;/a&gt;<text:tab/><text:tab/><text:tab/>d) &lt;a href= “pages/home.html”&gt; Link &lt;/a&gt;</text:p>
      <text:p text:style-name="P30"/>
      <text:p text:style-name="P36">ASSIGNMENT</text:p>
      <text:p text:style-name="P36"/>
      <text:p text:style-name="P30">(On and Off Tags)</text:p>
      <text:p text:style-name="P29">33. In HTML, tags that include both start and end tag are called -</text:p>
      <text:p text:style-name="P10">a) Comment tag<text:tab/><text:tab/><text:tab/><text:tab/><text:tab/>b) Document tag</text:p>
      <text:p text:style-name="P1"><text:span text:style-name="T3">c) Container tag<text:tab/><text:tab/><text:tab/><text:tab/><text:tab/>d) None of the above</text:span></text:p>
      <text:p text:style-name="P30"/>
      <text:p text:style-name="P30"><text:soft-page-break/>(Doctype Syntax)</text:p>
      <text:p text:style-name="P29">34. What is the correct syntax for writing ‘doctype’ in HTML5?</text:p>
      <text:p text:style-name="P10">a) &lt;!doctype html&gt;<text:tab/><text:tab/><text:tab/><text:tab/>b) &lt;!DOCTYPE html&gt;<text:tab/><text:tab/><text:tab/>c) &lt;!Doctype html&gt;</text:p>
      <text:p text:style-name="P10"><text:span text:style-name="T3">d) All of the above</text:span><text:tab/><text:tab/><text:tab/><text:tab/>e) None of the above</text:p>
      <text:p text:style-name="P30"/>
      <text:p text:style-name="P30">(Not a Pair Tag)</text:p>
      <text:p text:style-name="P29">35. Which of the following is not a pair tag?</text:p>
      <text:p text:style-name="P10"><text:span text:style-name="T3">a) img</text:span><text:tab/><text:tab/><text:tab/><text:tab/><text:tab/><text:tab/>b) ul</text:p>
      <text:p text:style-name="P10">c) a<text:tab/><text:tab/><text:tab/><text:tab/><text:tab/><text:tab/><text:tab/>d) li</text:p>
      <text:p text:style-name="P30"/>
      <text:p text:style-name="P30">(ALT Use)</text:p>
      <text:p text:style-name="P29">36. Alt Attribute is more useful in the situation where user have -</text:p>
      <text:p text:style-name="P11"><text:span text:style-name="T10">a) </text:span>high speed internet connection<text:tab/><text:tab/><text:span text:style-name="T4">b) slow internet connection</text:span><text:span text:style-name="T6"> <text:tab/></text:span></text:p>
      <text:p text:style-name="P11"><text:span text:style-name="T4">c) no image shown due to any reason</text:span><text:span text:style-name="T10"><text:tab/><text:tab/>d) broadband connection<text:tab/><text:tab/><text:tab/>e) none of these </text:span></text:p>
      <text:p text:style-name="P30"/>
      <text:p text:style-name="P31">(LI Use)</text:p>
      <text:p text:style-name="P32">37. What tag is used to list individual items of an ordered list?</text:p>
      <text:p text:style-name="P12"><text:span text:style-name="T3">a) li<text:tab/></text:span><text:tab/><text:tab/><text:tab/><text:tab/><text:tab/><text:tab/>b) ol</text:p>
      <text:p text:style-name="P12">c) ul<text:tab/><text:tab/><text:tab/><text:tab/><text:tab/><text:tab/><text:tab/>d) none of the above</text:p>
      <text:p text:style-name="P31"/>
      <text:p text:style-name="P33">(List Starting Count)</text:p>
      <text:p text:style-name="P32">38. To start a list at the count of 3, use -</text:p>
      <text:p text:style-name="P12">a) &lt;ol begin=”3”&gt;<text:tab/><text:tab/><text:tab/><text:tab/><text:tab/>b) &lt;ol list=”3”&gt;</text:p>
      <text:p text:style-name="P12"><text:span text:style-name="T3">c) &lt;ol start=”3”&gt;</text:span><text:tab/><text:tab/><text:tab/><text:tab/><text:tab/>d) &lt;ol num=”3”&gt;</text:p>
      <text:p text:style-name="P33"/>
      <text:p text:style-name="P33">(Html Link Types)</text:p>
      <text:p text:style-name="P32">39. Link in HTML can be of following type(s) -</text:p>
      <text:p text:style-name="P12">a) Visited<text:tab/><text:tab/><text:tab/><text:tab/><text:tab/><text:tab/>b) Active</text:p>
      <text:p text:style-name="P12">c) Unvisited<text:tab/><text:tab/><text:tab/><text:tab/><text:tab/><text:tab/><text:span text:style-name="T3">d) All are the types of links</text:span></text:p>
      <text:p text:style-name="P33"/>
      <text:p text:style-name="P33">(Unvisited Link)</text:p>
      <text:p text:style-name="P32">40. Default style and color of unvisited link in any browser is -</text:p>
      <text:p text:style-name="P12">a) Normal and Blue<text:tab/><text:tab/><text:tab/><text:tab/><text:tab/>b) Underline and Purple</text:p>
      <text:p text:style-name="P12">c) Underline and Magenta<text:tab/><text:tab/><text:tab/><text:tab/><text:span text:style-name="T3">d) Underlined and Blue</text:span></text:p>
      <text:p text:style-name="P33"/>
      <text:p text:style-name="P33">(Open in New Window)</text:p>
      <text:p text:style-name="P32">41. Which of the following is used to open document in new window / Tab ?</text:p>
      <text:p text:style-name="P12">a) &lt;a target=”_self”&gt;Link&lt;/a&gt;<text:tab/><text:tab/><text:tab/><text:tab/><text:span text:style-name="T3">b) &lt;a target=”_blank”&gt;Link&lt;/a&gt;</text:span></text:p>
      <text:p text:style-name="P43">c) &lt;a target=”_top”&gt;Link&lt;/a&gt;<text:tab/><text:tab/><text:tab/><text:tab/>d) &lt;a target=”_parent”&gt;Link&lt;/a&gt;</text:p>
      <text:p text:style-name="P33"/>
      <text:p text:style-name="P33">(Link to Email)</text:p>
      <text:p text:style-name="P32">42. To create a link to an email address, which of the following syntax is used?</text:p>
      <text:p text:style-name="P13"><text:span text:style-name="T11">a) &lt;a email=”mailto:name@example.com”&gt;email&lt;/a&gt;</text:span></text:p>
      <text:p text:style-name="P13"><text:span text:style-name="T11">b) &lt;a mail=”mailto:name@example.com”&gt;email&lt;/a&gt;</text:span></text:p>
      <text:p text:style-name="P48"><text:span text:style-name="T11">c) &lt;a href=”mailto:name@example.com”&gt;email&lt;/a&gt;</text:span></text:p>
      <text:p text:style-name="P43"><text:soft-page-break/>d) None of these</text:p>
      <text:p text:style-name="P33"/>
      <text:p text:style-name="P33">(Path of Image)</text:p>
      <text:p text:style-name="P34">43. Which of the following will show an image located in folder named ‘image’, which is in the parent folder of the current page?</text:p>
      <text:p text:style-name="P14">a) &lt;img src=”pic.img”&gt;<text:tab/><text:tab/><text:tab/><text:tab/>b) &lt;img src=”../pic.img”&gt;</text:p>
      <text:p text:style-name="P2"><text:span text:style-name="T3">c)&lt;img src=”../image/pic.img”&gt;<text:tab/><text:tab/><text:tab/>d) &lt;img src=”image/pic.img”&gt;</text:span></text:p>
      <text:p text:style-name="P33"/>
      <text:p text:style-name="P35">(DL Tag)</text:p>
      <text:p text:style-name="P34">44. HTML &lt;dl&gt; tag defines the</text:p>
      <text:p text:style-name="P14">a) Unordered list<text:tab/><text:tab/><text:tab/><text:tab/><text:tab/>b) Ordered list</text:p>
      <text:p text:style-name="P2"><text:span text:style-name="T3">c) Description list</text:span><text:tab/><text:span text:style-name="T3"><text:tab/><text:tab/><text:tab/><text:tab/>d) Descriptive list</text:span></text:p>
      <text:p text:style-name="P35"/>
      <text:p text:style-name="P35">(Describe List Item)</text:p>
      <text:p text:style-name="P34">45. Which tag is used to describe a term/name in a description list?</text:p>
      <text:p text:style-name="P14">a) &lt;dl&gt;<text:tab/><text:tab/><text:tab/><text:tab/><text:tab/><text:tab/>b) &lt;li&gt;</text:p>
      <text:p text:style-name="P2"><text:span text:style-name="T3">c) &lt;dd&gt;<text:tab/><text:tab/><text:tab/><text:tab/><text:tab/><text:tab/>d) &lt;ul&gt;</text:span></text:p>
      <text:p text:style-name="P35"/>
      <text:p text:style-name="P35">(Image Dimensions)</text:p>
      <text:p text:style-name="P34">46. Dimensions of an image should be preferably specified in % instead of a pure number. Comment. (multiple answers correct)</text:p>
      <text:p text:style-name="P14">a) It does not matter since the same thing can be achieved using both.</text:p>
      <text:p text:style-name="P7">b) % adjusts image size according to the screen resolution unlike a pure number. </text:p>
      <text:p text:style-name="P7">c) Image dimensions specified using a pure number may appear small or large on different screens with different dimensions. </text:p>
      <text:p text:style-name="P7">d) % is not preferable over a pure number because a pure number accurately specifies the image dimensions.</text:p>
      <text:p text:style-name="P35"/>
      <text:p text:style-name="P5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09:37:09.973866119</meta:creation-date>
    <dc:date>2023-01-02T11:48:08.089334510</dc:date>
    <meta:editing-duration>PT27M3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6" meta:paragraph-count="199" meta:word-count="1405" meta:character-count="7652" meta:non-whitespace-character-count="6106"/>
  </office:meta>
</office:document-meta>
</file>